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5.883cm"/>
          <style:tab-stop style:position="6.618cm"/>
        </style:tab-stops>
      </style:paragraph-properties>
    </style:style>
    <style:style style:name="P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292cm"/>
          <style:tab-stop style:position="6.886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893cm"/>
          <style:tab-stop style:position="6.193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4.634cm"/>
        </style:tab-stops>
      </style:paragraph-properties>
    </style:style>
    <style:style style:name="P8" style:family="paragraph" style:parent-style-name="Heading_20_1" style:master-page-name="MP0">
      <style:paragraph-properties style:page-number="auto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044ed5"/>
    </style:style>
    <style:style style:name="P11" style:family="paragraph" style:parent-style-name="Normal">
      <style:text-properties officeooo:paragraph-rsid="00044ed5"/>
    </style:style>
    <style:style style:name="P12" style:family="paragraph" style:parent-style-name="Normal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3" style:family="text">
      <style:text-properties fo:language="it" fo:country="IT"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fo:language="it" fo:country="IT" style:language-asian="el" style:country-asian="GR" style:language-complex="el" style:country-complex="GR"/>
    </style:style>
    <style:style style:name="T5" style:family="text">
      <style:text-properties style:language-asian="en" style:country-asian="US" style:language-complex="en" style:country-complex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9" style:family="text">
      <style:text-properties fo:language="el" fo:country="GR" style:language-asian="el" style:country-asian="GR" style:language-complex="el" style:country-complex="GR"/>
    </style:style>
    <style:style style:name="T10" style:family="text">
      <style:text-properties style:language-asian="el" style:country-asian="GR" style:language-complex="el" style:country-complex="GR"/>
    </style:style>
    <style:style style:name="T11" style:family="text">
      <style:text-properties officeooo:rsid="00044e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1">G</text:span><text:bookmark-start text:name="bookmark0"/>ALENI DE TVMORIBVS PRAETER<text:line-break/>NATVRAM LIBER.<text:bookmark-end text:name="bookmark0"/></text:h>
      <text:h text:style-name="Heading_20_2" text:outline-level="2">Cap. I. </text:h>
      <text:p text:style-name="P10">Quae res tumoris voce signisicatm, unum<text:line-break/>quoddam est accidentium, quae corporibus eveniunt. Sic<text:line-break/>enim quod fpatium in longum; latum et profundum ex-<text:line-break/>tenditur, Graeci nominant.- No<text:span text:style-name="Default_20_Paragraph_20_Font"><text:span text:style-name="T1">n</text:span></text:span>nunquam etiam incremena<text:line-break/>tum naturalem statum .excedens tumorem vocitant, qui<text:line-break/>non folum morbo laborantibus quacunque in paete, verum<text:line-break/>etiam similate fruentibus . adest. Etenim crassi fupra eum,<text:line-break/>qui secundum naturam est, statum in latum et profundum<text:line-break/>aucti sunt , nondum tamen jam praeter naturam <text:span text:style-name="Default_20_Paragraph_20_Font"><text:span text:style-name="T1">t</text:span></text:span>e habent.</text:p>
      <text:p text:style-name="P2">Nam, ut plerumque dictum est, tertius quidam existit c<text:span text:style-name="Default_20_Paragraph_20_Font"><text:span text:style-name="T1">o</text:span></text:span>r-<text:line-break/>portnn non natura affectorum status, tum in eorum quae<text:line-break/>secundum naturam tum eorum quaepraeter naturam se<text:line-break/>habent messio quodam consistens. Crassus aut gracilis<text:line-break/>non praeter <text:span text:style-name="Default_20_Paragraph_20_Font"><text:span text:style-name="T1">n</text:span></text:span>aturam, sed fimpliciterduntaxat, ille quidem<text:line-break/>exuperantem secundum naturam, lue vero deficientem se-<text:line-break/>cundum naturam statum obtinet; uterque autem non natura ;<text:line-break/>qui vero ex hydero tumorem aut qui ex tabe maciem ade-<text:line-break/>ptus est , contra naturam uterque affectus esu Nunc autem<text:line-break/>in praesenti libro de tumoribus praeter naturam corpus uni-<text:line-break/>versum. et quamcunque ejus partem occupantibus disserere<text:line-break/>proposuimus, tantum -distinguentes , quod affectuum non<text:line-break/>natura incidentium exuperantiae praeter naturam existunt.<text:line-break/>Eorum autem exuperantiae terminus actionis est laesio.<text:line-break/>Verum de his tumoribus longiori oratione non opus est.<text:line-break/>Nam ab universis hominibus , non tantum melicis , carnis<text:line-break/>et pinguedinis .ametria cognoscitur , quae ipsorum genera-<text:line-break/>tionenr efficit; caeteros vero tumores, qui pro ipsorum<text:line-break/>corporum affectu, non quantitate modo primaria; ab eo qui</text:p>
      <text:p text:style-name="P2">secundum naturam est. statu decesserunt;. jam speculemur,<text:line-break/>ab luflammatione ducto exordio.</text:p>
      <text:h text:style-name="Heading_20_2" text:outline-level="2">Cap. II. </text:h>
      <text:p text:style-name="P10">Hoc <text:span text:style-name="Default_20_Paragraph_20_Font"><text:span text:style-name="T1">phlegmones</text:span></text:span> nomen Graecis dici- con-<text:line-break/>fuevit de carnosis partibus majorem in molem,. cum teusio-<text:line-break/>ne, renixu, dolore pulfatorio, t calore et rubore extube-<text:line-break/>rantibus. At quae causa fit, qua haec oboriantur sympto-<text:line-break/>mata, non vulgo, imo nec ipfis medicis omnibus innotuitr<text:line-break/>Neque enim via quadam plures fusurum indagationem mo-<text:line-break/>liuntur, sed quod risum ipfis suerit ^absolute pronunciant<text:span text:style-name="Default_20_Paragraph_20_Font"><text:span text:style-name="T1">e<text:line-break/></text:span></text:span>Talis autem esset consideratio, si quis via et ratione proce-<text:line-break/>deret. Major tumor in nullo unquam corpore contigerit,<text:line-break/>nisi horum duorum alterutrum substantiae ejus accidat-,- vel<text:line-break/>ut a copioso calore ceu inservesce<text:span text:style-name="Default_20_Paragraph_20_Font"><text:span text:style-name="T1">n</text:span></text:span>s fundatur , .- vel extrinse-<text:line-break/>cus recentiorem aliquam substantiam conquirat. Fusa nam-<text:line-break/>que in spiritum: abit iusiaturque, et refrigerata eadem pri-<text:line-break/>stinam molem facile .recuperat. t Sed neque spiritus eonten-<text:line-break/>tus in .partibus phlegmone laborantibus conspicitur, quem--<text:line-break/>admodum in multis aliis tumoribus; et refrigeratae ad prio-</text:p>
      <text:p text:style-name="P2">rem: statum neque. statim neque ex integro revertuntur.<text:line-break/>Quod autem spiritus non contineatur; ex sectione patet.<text:line-break/>Apparet enim manifesse, si pars laborans phlegmone <text:span text:style-name="Default_20_Paragraph_20_Font"><text:span text:style-name="T1">t</text:span></text:span>ecta<text:line-break/>suerit, fanguis permult<text:span text:style-name="Default_20_Paragraph_20_Font"><text:span text:style-name="T1">a</text:span></text:span>s essiuere, et locus universus fani.<text:line-break/>guine plenus, quemadmodum spongiae madentes; spiritus<text:line-break/>autem. neque statim. excidere neque poflea. .<text:span text:style-name="Default_20_Paragraph_20_Font"><text:span text:style-name="T1">d</text:span></text:span> At .et solus<text:line-break/>color sanguinis proprius simulet inseparabilis est; nulla si- .<text:line-break/>quidem corporis pars -ali<text:span text:style-name="Default_20_Paragraph_20_Font"><text:span text:style-name="T1">d, r</text:span></text:span>. nullus ve humor praeterquam<text:line-break/>caro et sanguis rubet. . verum inflammationis allectus cor-<text:line-break/>putentia non est, et siquando corpulentia sola in corpore^<text:line-break/>citra sanguinis copiam consistat, tumor naturali statu major<text:line-break/>extat, color i<text:span text:style-name="Default_20_Paragraph_20_Font"><text:span text:style-name="T1">n</text:span></text:span>tra sanitatis. fines permanet, nec a pristina<text:line-break/>natura recedit. . Quippe nulli; quod fecundum substantiam<text:line-break/>augescit ,. . color primus intenditur. . Sic enim nix candidior,<text:line-break/>pix nigrior, et aurum flavum magis evaderet. Quamobrem<text:line-break/>substantiae incrementum ab alteratione diversum esu Au-<text:line-break/>gestit enim secundum. quantitatem , alteratus secundum qua-<text:line-break/>litatum. Estefane et color qualitatis substantiae, non quan-</text:p>
      <text:p text:style-name="P2">litatis i<text:span text:style-name="Default_20_Paragraph_20_Font"><text:span text:style-name="T1">n</text:span></text:span>dicium. His .igitur rationibus ab inflammati<text:span text:style-name="Default_20_Paragraph_20_Font"><text:span text:style-name="T1">o</text:span></text:span>ne<text:line-break/>differt corpulentia. ob haec autem eadem aliquis faugui-.<text:line-break/>nem hum<text:span text:style-name="Default_20_Paragraph_20_Font"><text:span text:style-name="T1">o</text:span></text:span>rem in ipsa exuberare censuerit. Interdum vero.<text:line-break/>et cum ulceribus etiam maximae oriuntur lustammationes;<text:line-break/>videturquesanies quaedam tenuis aquae modo effluere, loco<text:line-break/>circum cruento apparente. Quare in beccarius densitatum,.<text:line-break/>quam lu vulneris terminis sibi c<text:span text:style-name="Default_20_Paragraph_20_Font"><text:span text:style-name="T1">o</text:span></text:span>mpararit,. e<text:span text:style-name="Default_20_Paragraph_20_Font"><text:span text:style-name="T1">o s</text:span></text:span>ymmetriae,<text:line-break/>venise necessarium est, ut saniem elabi sinat, sanguinem<text:line-break/>lutus in se contineat. Et sane quant<text:span text:style-name="Default_20_Paragraph_20_Font"><text:span text:style-name="T1">o</text:span></text:span> sanies tenuior san-.<text:line-break/>guine, tanto etiam vel magis adhuc spiritu crassior existit.:<text:line-break/>Proinde si in vulnere caro famem excidere permittit, certe.<text:line-break/>spiritum quoque permiscrit; qu<text:span text:style-name="Default_20_Paragraph_20_Font"><text:span text:style-name="T1">o</text:span></text:span> semel evacuato , statim<text:line-break/>etiam inflammationis tum<text:span text:style-name="Default_20_Paragraph_20_Font"><text:span text:style-name="T1">o</text:span></text:span>r subsidet. Nimirum sic fieri con-<text:line-break/>spicitur lu partibus,ubi spiritus vere collectus suerit. Ipsis.<text:line-break/>enim incisis, tumor omnis coercetur. . Quin et vulneribus<text:line-break/>fuccedens inflammatio hoc .testatur. Etenim in principio<text:line-break/>recentibus adhuc vulneribus excidit copia. sanguinis ; rursus</text:p>
      <text:p text:style-name="P2">autem supprimitur, aut nobis refrigerantibus, aut <text:span text:style-name="Default_20_Paragraph_20_Font"><text:span text:style-name="T1">t</text:span></text:span>ua spon-<text:line-break/>te ab ambiente refrigeratus. Imo etiam nobis manibus con-<text:line-break/>primontibus, vel delig<text:span text:style-name="Default_20_Paragraph_20_Font"><text:span text:style-name="T1">e</text:span></text:span>ntibus, effluere prohibitus retinetur.<text:line-break/>Delude in vasorum divisorum <text:span text:style-name="Default_20_Paragraph_20_Font"><text:span text:style-name="T1">o</text:span></text:span>rificiis retentus et obstructus<text:line-break/>coit et concrescit: cui simile quippiam grumo accidit,. nisi<text:line-break/>quod grumus acervata sanguinis concretio sit scusibilis ; quod<text:line-break/>vero in ulceribus sit , non ita confertim , verum paulatim,<text:line-break/>et in multis divisurum vasorum terminis sistit et crass<text:span text:style-name="Default_20_Paragraph_20_Font"><text:span text:style-name="T1">a</text:span></text:span>m<text:line-break/>reddit. sanguinem.. Quum igitur- .simul hic crassior, simul<text:line-break/>vasorum extremum angustius evadit, retinetur quidem jam<text:line-break/>sanguis; excidit autem sanies. Haec. om<text:span text:style-name="Default_20_Paragraph_20_Font"><text:span text:style-name="T1">n</text:span></text:span>ia. maxima sunt<text:line-break/>indicia partes iusiannnatione lab<text:span text:style-name="Default_20_Paragraph_20_Font"><text:span text:style-name="T1">o</text:span></text:span>rantes sanguinis copiam ob-<text:line-break/>tinere. Quapropter in affectis ita partibus calidior quidem<text:line-break/>est eo, qui secundum naturam est, non tame<text:span text:style-name="Default_20_Paragraph_20_Font"><text:span text:style-name="T1">n</text:span></text:span> fautu calidior,<text:line-break/>ut sula lusione tam magnum tumorem effecerit. . Multae vero<text:line-break/>tibi et hujus rei fuerint coniecturae. Prima febres arden-<text:line-break/>trssimae; quanto namque calor in his vehementior. est eo, qui<text:line-break/>inflammatas. partes. obsidet, tanto .majorem esse tumorem</text:p>
      <text:p text:style-name="P2">oportebat. Secunda coniectura ex sanguinis substantia su-<text:line-break/>ruitur; non enim ut pix, resina et cera a frigore con-<text:line-break/>crevit, sed est semper et natura calidio<text:span text:style-name="Default_20_Paragraph_20_Font"><text:span text:style-name="T1">r. </text:span></text:span>Illis igitur in-<text:line-break/>calescentibus, in contrarium transmutatio est; .sanguini, se-<text:line-break/>eundum naturam calido existenti , tumor aliquantulo major<text:line-break/>extiterit, non tamen tanto , quantum inflammationes partes<text:line-break/>affectas attollunt Et si pix quoque , resina et cera in<text:line-break/>tantum calorem prodeu<text:span text:style-name="Default_20_Paragraph_20_Font"><text:span text:style-name="T1">n</text:span></text:span>tia, in quantum veniunt inflamma-<text:line-break/>tione laborantes partes, paululum supra pristinum flatum<text:line-break/>adaugentur. Ac non lexis haec quoque tibi suerit coujectu-<text:line-break/>ra , praeter eas , quae dictae sunt , inflammatarum partium<text:line-break/>tumorem non ob solam fusionem conti<text:span text:style-name="Default_20_Paragraph_20_Font"><text:span text:style-name="T1">n</text:span></text:span>gere. Etenim m<text:span text:style-name="Default_20_Paragraph_20_Font"><text:span text:style-name="T1">o- .<text:line-break/></text:span></text:span>dica est in calore sanguinis alteratio , tumor non paulo ma-<text:line-break/>jor. Quod autem evidens est, id idoneum indicium tibi<text:line-break/>esto. N<text:span text:style-name="Default_20_Paragraph_20_Font"><text:span text:style-name="T1">o</text:span></text:span>n enim quemadmodum pix, resina et cera vehe-<text:line-break/>mentius incalescentes plurimum fusione fluunt, sic etiam<text:line-break/>fa<text:span text:style-name="Default_20_Paragraph_20_Font"><text:span text:style-name="T1">n</text:span></text:span>guis ; fed etiamsi lu igne coquatur , priorem molem scr-<text:line-break/>vat, aut nullo modo, aut certe inminimam magnitudinem</text:p>
      <text:p text:style-name="P2">reducatur. Antea quoque mihi dictum est , -iusiammationes<text:line-break/>refrigeratas non semper subsidere.. Nam. rigentes et magnas,<text:line-break/>inquilina fluor impactus. est,. t etiamsi plurimum refrigeraris,<text:line-break/>non auferes tumorem,.. :fed lividam partem reddes etfiigi-<text:line-break/>dam, in srirrlrumque vertes affectuum .At .minimo negotio<text:line-break/>priusquam fluxio <text:span text:style-name="Default_20_Paragraph_20_Font"><text:span text:style-name="T5">lurpacta.su, </text:span></text:span>refrigerantibus et astrui genti-<text:line-break/>bus repellitur, et maxime quum modica suerit.. Porro<text:line-break/>contumaciter ante impacta, astringe<text:span text:style-name="Default_20_Paragraph_20_Font"><text:span text:style-name="T1">n</text:span></text:span>tibus refrigerantibus-<text:line-break/>que nihil juvatur, sed evacuari postulat. Proinde inventum<text:line-break/>est a medicis tunc non solum calefacientibus esse discutien-<text:line-break/>dunr, verum etiam ex sanguine quippiam sensibiliter eva-<text:line-break/>cuandum , scarificati<text:span text:style-name="Default_20_Paragraph_20_Font"><text:span text:style-name="T1">o</text:span></text:span>nibus in cute. factis. Hac igitur omnes<text:line-break/>notae.sunt,; partem inflammatam humore sanguineo esse re;<text:line-break/>pletam. Calida vero immodice non protinus abnuitis, .sed<text:line-break/>tempore fit, perspiratione. pristina propter meatuum .om-<text:line-break/>niunr obstructionem suppresse. . Necessarium igitur.fangui<text:span text:style-name="Default_20_Paragraph_20_Font"><text:span text:style-name="T1">s-<text:line-break/></text:span></text:span>nemdiu immorantem.computrescere. . Omnia siquidem ca-<text:line-break/>lida et humida corpora .in calidunr collecta locum, . si. u.eque</text:p>
      <text:p text:style-name="P2">evacuentur, neque refrigerentur, facile putrescunt ; qua-<text:line-break/>propter ex ejus.putredine accedit calor ei , quem prius ob-<text:line-break/>tiuebat. Quod igitur -in vasis partium inflammatarum san-<text:line-break/>guis copiosus collectus fit., ex tumoribus ipsarum licet con-<text:line-break/>jicerepnec minus inde p quod venae in ipsis antea ob parvi-<text:line-break/>tatemvifum effugientes couspiciantur , non generatae vide-<text:line-break/>.licet. in inflammatione, verum ex sanguinis repletione m<text:line-break/>magnitudinem tantam elatae, ut sensibus pateant. Hoc in<text:line-break/>oculis potissimum accidere ridetur et praeputio et nati-<text:line-break/>mis. Ad haec. universam carnem, cuius jam et praecipuo .<text:line-break/>iusiammatio affectus est,. fluore sanguinolento repleri, ttum<text:line-break/>color. tum ipse tumor indicat. . .Ob id vero humida omnis<text:line-break/>cero et madescens instar lanae et spongiae apparet. Atque<text:line-break/>hujus testimonium sanies effluens perlubet, ubi iusiammatio<text:line-break/>orificium. acceperit. Merito etiam, mea sententia, cutis<text:line-break/>cum subiectarum partium tumoribus attollitur -ac circumten-<text:line-break/>ditur, et temporis p<text:span text:style-name="Default_20_Paragraph_20_Font"><text:span text:style-name="T1">r</text:span></text:span>ocessu ipsa quoque fluxionem suscipit,<text:line-break/>quemadmodum vasorum tunicae. Sic esiam inflammatae</text:p>
      <text:p text:style-name="P2">partis membranae., insuper nervi et teudines inflammatio-<text:line-break/>nem temporis spatio experiuntur.; interdum sane ipsis vul-<text:line-break/>ne<text:span text:style-name="Default_20_Paragraph_20_Font"><text:span text:style-name="T1">c</text:span></text:span>atis, vel etiam aliter affectis , mali principium debetur.<text:line-break/>In universum nihil in parte inflammata secundum naturam<text:line-break/>exacte se habens permanet, si inflammatio diuturna sit.,- ve-<text:line-break/>rum omnes simul cum eame fluxionem participant. Quam-<text:line-break/>obrern ossa quoque nonnunquam inflammatio attingit, ut et<text:line-break/>ex ipfis aliquando primario affectis movetitr. Quum itaque<text:line-break/>fecundum naturam se habet cutis , in minime crassis laxa est,<text:line-break/>et locus melius in quem incidit, vacuus est. Eodem modo<text:line-break/>carnium spatia, de quibus in anatomicis administrationibus<text:line-break/>satius. dictum est, vacua existunt omnia, praesertim quae<text:line-break/>circa arterias orbiculatim earum diestolis incumbunt. In<text:line-break/>inflammationibus autem omnia sanguine replentur, ex vasis<text:line-break/>per earum tunicas resudante, in omni vero camis sparte<text:line-break/>roris iusiar permixto.</text:p>
      <text:h text:style-name="P9" text:outline-level="2">Cap. III. </text:h>
      <text:p text:style-name="P11">-At quum temporis processu natura fuste-<text:line-break/>rior evaserit, fluor autem universus concoctus. suerit, <text:span text:style-name="Default_20_Paragraph_20_Font"><text:span text:style-name="T6">et<text:line-break/></text:span></text:span>pps evaserit , extra carnem pellitur ab ejus facultate alieno-:<text:line-break/>rum expultrice. Ubi ergo vel meatus naturalis notabilis<text:line-break/>est, veluti quidam efstuxiorns excrementorum rivus praepa-<text:line-break/>ratus, vel ipsa regio indidem rora, aliud ex pure perspiret,<text:line-break/>aliud seusibiliter essiuit. Ubi vero cutis densa duraque cir-<text:line-break/>cumjacet, veluti exterior nostra est, pus ibi retinetur, et<text:line-break/>a carne ei subjecta recessit ; deinde etiam acrimonia erodit,<text:line-break/><text:span text:style-name="Default_20_Paragraph_20_Font"><text:span text:style-name="T1">vulnerat, </text:span></text:span>et foras erumpit , nisi quis fcarificatione <text:span text:style-name="Default_20_Paragraph_20_Font"><text:span text:style-name="T1">protinus<text:line-break/></text:span></text:span>ipsam antevertat. Verum natura a fluore devicta, non<text:line-break/>amplius in pus, sed in alienam aliquam mutationem alias<text:line-break/>aliam sanguis pe<text:span text:style-name="Default_20_Paragraph_20_Font"><text:span text:style-name="T1">r</text:span></text:span>venit. Vocantur hujusmodi omnia vulgo<text:line-break/>a plerisque medicis. abscessus, maxime quae intus in altu ja-<text:line-break/>cent. Quidam .non omnes sic appellandas censent, sed illas<text:line-break/>duntaxat , quae in aliam qua<text:span text:style-name="Default_20_Paragraph_20_Font"><text:span text:style-name="T1">n</text:span></text:span>dam corruptionem , non in<text:line-break/>consuetum bonumque. pus immutantur ; quemadmodum. omv</text:p>
      <text:p text:style-name="P2">nia suppurantia quidam vomicas, nonnulli suppurationes.<text:line-break/>appellitant, ut et ipsum vomicas excitare et suppurare-<text:line-break/>Aliqui vero non sic, verum quum in viscere ejusmodi quip-<text:line-break/>piam factum est, illud fotum appellant suppuratum , et hoc<text:line-break/>sic affectos , suppuratus et purulentus. Rursum et alii qni-<text:line-break/>dam medici illos solos empyos <text:span text:style-name="Default_20_Paragraph_20_Font"><text:span text:style-name="T1">purulenta</text:span></text:span>s vocari censent,<text:line-break/>quibus in menia luter thoracem etpulmonemregionepuscul-<text:line-break/>lectum esu Itaque nominum , quod semper, ego diri , tanta<text:line-break/>est habenda ratio , quanta rei manifesto exponendae <text:span text:style-name="Default_20_Paragraph_20_Font"><text:span text:style-name="T1">s</text:span></text:span>ufficit-<text:line-break/>Ipsus res, de quibus agitur, invenire sic conandum est, ut<text:line-break/>nulla ex eis subterfugiat. Haec enim omnia ad medendi<text:line-break/>methodum praeparant, lu qua affectibus, non vocabulis<text:line-break/>ip<text:span text:style-name="Default_20_Paragraph_20_Font"><text:span text:style-name="T1">s</text:span></text:span>orum medemur. Horum igitur femper memores , ad re-<text:line-break/>siqua rursus veniemus.</text:p>
      <text:h text:style-name="Heading_20_2" text:outline-level="2">Cap. Iv </text:h>
      <text:p text:style-name="P10">Quum co<text:span text:style-name="Default_20_Paragraph_20_Font"><text:span text:style-name="T1">r</text:span></text:span>pora pus excoriat, et coutinen-<text:line-break/>tia asubjectis separat, ac diducit, dein eo quomodocunque<text:line-break/>evacuato, <text:span text:style-name="Default_20_Paragraph_20_Font"><text:span text:style-name="T1">s</text:span></text:span>eparata pristinum statum recuperare nequeunt,</text:p>
      <text:p text:style-name="P2">affectio surus appellatur. Nisi vero quis celeriter eum curet,<text:line-break/>callo obducitur, durusque temporis progressu efficitur, et<text:line-break/>tubis ctis sibi partibus agglutinari non potest. .<text:span text:style-name="Default_20_Paragraph_20_Font"><text:span text:style-name="T1">t</text:span></text:span> Attamen tum<text:line-break/>medicamentis tum victus ratione exiccatus committitur ita,<text:line-break/>ut pars sana citra laesionem esse videatur. Si quidem acta-<text:line-break/>rato quis rictu semper. usus, sanum vere corpus obtinet,<text:line-break/>et recrementorum expers, sinus commissus conjunctusque<text:line-break/>manet. At ubi excrementum quoddam succreverit, mox<text:line-break/>repletur, et qui abscessus ab initio erat, rursus efficitur;<text:line-break/>atque iterum, ut per est, medentibus, evacuatur siccatur-<text:line-break/>que et committitur; tum haec omnia multo faciliora semper<text:line-break/>ei c<text:span text:style-name="Default_20_Paragraph_20_Font"><text:span text:style-name="T1">o</text:span></text:span>ntingunt, quam quae prius abscesserant. Neque enim<text:line-break/>divulsae partes dolent, diductae enim jam sunt; et citissime<text:line-break/>replentur , sinu fluxionem facile suscipiente ; quinetiam eva-<text:line-break/>cuatur celerius; essiuxiouibus sim viis ipsi patefactis; ut<text:line-break/>quum ipsae partes coierint , ubi abscessus rumpitur, ruc<text:span text:style-name="Default_20_Paragraph_20_Font"><text:span text:style-name="T1">t</text:span></text:span>us<text:line-break/>doleant. At non solum ex iirflammatione abscessibus ortus<text:line-break/>est, sed etiam protinus a principio interdum, ob alium</text:p>
      <text:p text:style-name="P2">quemcunque humorem sensim excoriantem et a fubjectis<text:line-break/>continentia diducentem. Ac proinde incisi .universas, non<text:line-break/>humorum modo, verum etiam solidorum quorundam cor-<text:line-break/>porum species intus continere conspiciuntur. Etenim coe-<text:line-break/>no, urinae, grumo, melleo mucofoque succo ; ossibus , la-<text:line-break/>pidibus, cassis obduratis, unguibus f et pllis similia corpora<text:line-break/>lu abscessibus reperiuntur ; quin et multoties inventa sunt<text:line-break/>animalcula , prope omnibus , quae ex putredine generati<text:span text:style-name="Default_20_Paragraph_20_Font"><text:span text:style-name="T1">o-<text:line-break/></text:span></text:span>nem habent, simillimae</text:p>
      <text:h text:style-name="Heading_20_2" text:outline-level="2">Cap. V. </text:h>
      <text:p text:style-name="P10">At vero quae fistula vocaturan gustus ob-<text:line-break/>longusque sinus est, qui peraeque caeteris finibus contrahi--<text:line-break/>tur, ac rurfus ob excrementorum iusiuxum diducitur,<text:line-break/>quemadmodum illu Atheromata vero, et steatomata, et<text:line-break/>melicerides , et hujusmodi caeteras assectiones alii luter abs-<text:line-break/>cessus reponunt, quidam ad aliud genus referunt. Ipforum vero<text:line-break/>natura ex nominibus constat. Nam in atheromatis pulticulae<text:line-break/>simile quid invenitur ; melli lu meliceribus ; fevo in sicato-<text:line-break/>malis. Caeterum hujusmodi universa tunica quaedam mem-</text:p>
      <text:p text:style-name="P2">branosa saepe comprehendit. Atque lu omnes tumores<text:line-break/>praeter naturam sunt. Accedunt huc carbunculi, gangrae-<text:line-break/>nae, herpetes, erysipelata, fcirrln, oedemata, cancri, et<text:line-break/>inflationes; quae nec ipsa medicum ignorare oportet, sed<text:line-break/>cujusque generationem et substantiam accurate perscrutari.</text:p>
      <text:h text:style-name="Heading_20_2" text:outline-level="2">Cap. VI. </text:h>
      <text:p text:style-name="P10">Enimvero gangraena et carbunculi pro-<text:line-break/>creantur , quum fanguis tanquam fervens atque inflamma-<text:line-break/>tioui propinquus cutem perusserit. Quapropter et cum em-<text:line-break/>sta fiunt, et pustulae ulcus praecedunt, quemadmodum lu<text:line-break/>ambustis, febremque acutissimam inserunt .et imminens<text:line-break/>ritae periculum Nigra vero protius ac cluerea carbuncu-<text:line-break/>lormn ulceris. apparet crusta; non tamen color <text:span text:style-name="Default_20_Paragraph_20_Font"><text:span text:style-name="T7">i</text:span></text:span><text:span text:style-name="Default_20_Paragraph_20_Font"><text:span text:style-name="T2">n</text:span></text:span><text:span text:style-name="Default_20_Paragraph_20_Font"><text:span text:style-name="T8">fl</text:span></text:span><text:span text:style-name="Default_20_Paragraph_20_Font"><text:span text:style-name="T6">amma-<text:line-break/></text:span></text:span>tionis circumpositae similiter aliis ruber est, fed ad nigrio-<text:line-break/>rem propendent, alio modo quam ecchymosi laborantibus,<text:line-break/>vel a gelu refrigeratis ; quia non adeo livens , quemadmo-<text:line-break/>dum in istis, tumor est, fed etiam quid splendidum habet,<text:line-break/>veluti bitumen et pix. Talis est quoque sincera bilis atra.</text:p>
      <text:p text:style-name="P3">Unde profecto ulcerum lu carbunculis malignitas emergit.<text:line-break/>Nam sanguis vel statim ab initio , vel in fervore assatus,<text:line-break/>melancholicus fieri videtur.</text:p>
      <text:h text:style-name="Heading_20_2" text:outline-level="2">C ap. VII. </text:h>
      <text:p text:style-name="P10">At lusis atra sine ebullitione cancros fa-<text:line-break/>cit; et cum ulcere, si acrior contigerit. Quamobrem et<text:line-break/>nigriores colore inflammatis femper apparent minimeque<text:line-break/>calidi; venae in ipfis replentur ac tenduntur magis quam<text:line-break/>in inflammationibus. Humor enim cancros generans mi-<text:line-break/>nus ob crassitiem ex vasis in circumpositam carnem exeruit;<text:line-break/>non tamen venae sicut in inflammationibus rubrae funi,<text:line-break/>verum et hae pro humoris infestantis ratione.</text:p>
      <text:h text:style-name="Heading_20_2" text:outline-level="2">Cap. VIII. </text:h>
      <text:p text:style-name="P10">Magnas inflammationes gangraena vocata<text:line-break/>fequitur, quae partis affectae mortificatio est. Hanc nisi<text:line-break/>quis cito sanaverit, pars sic laborans facile emoritur, nec<text:line-break/>non alias continuas invadit ac hominem perimit. Quum<text:line-break/>enim vehementer obstructa <text:span text:style-name="Default_20_Paragraph_20_Font"><text:span text:style-name="T1">t</text:span></text:span>unt in maximis inflammationi-</text:p>
      <text:p text:style-name="P2">bus, tum vasorum orificia, tum omnes meatus naturali<text:line-break/>perspiratione -destituti, sic aegrotantia corpora p<text:span text:style-name="Default_20_Paragraph_20_Font"><text:span text:style-name="T1">r</text:span></text:span>ompte emo-<text:line-break/>rimatur. A<text:span text:style-name="Default_20_Paragraph_20_Font"><text:span text:style-name="T1">d</text:span></text:span>primum qui coloris flos inflammationibus ad-<text:line-break/>suerat , in ipfis extinguitur ; deinde dolor et pulsus abeunt,<text:line-break/>nequaquam sedato affectu, verum sensu emortuo. Pulsus<text:line-break/>autem ingentis iusiammatiouis inseparabile fymptoma est;<text:line-break/>sic autem videntur veteres appellare motum arteriarum ipsi<text:line-break/>aegrotanti sensibilem, sive citra dolorem sive cum eo ac-<text:line-break/>cuiati Quare <text:span text:style-name="Default_20_Paragraph_20_Font"><text:span text:style-name="T1">n</text:span></text:span>onnisi in inflammationis symptomatis pul-<text:line-break/>sui hoc addunt, cum dolo<text:span text:style-name="Default_20_Paragraph_20_Font"><text:span text:style-name="T1">r</text:span></text:span>e. Haec illis de nomine disce-<text:line-break/>ptatio est. Praestat hoc neglecto originem eorum cogno-<text:line-break/>ice<text:span text:style-name="Default_20_Paragraph_20_Font"><text:span text:style-name="T1">r</text:span></text:span>e. Certe in naturali statu arteriarum motus nobis non<text:line-break/>percipitur, in inflammationibus cum dolore sentitur. -- Per-<text:line-break/>cutis enim arteria, dum dilatatur, circumiacentes partes,<text:line-break/>ex cujus ictu propter inflammationem dolemus. Ubi vero<text:line-break/>ipsa quoque tunica inflammatione jam conflictatur; percu.-</text:p>
      <text:p text:style-name="P1">tiens simul et percussa dolorem congemi<text:span text:style-name="Default_20_Paragraph_20_Font"><text:span text:style-name="T1">n</text:span></text:span>at. De his quidem<text:line-break/>abunde fatis dictum.</text:p>
      <text:h text:style-name="Heading_20_2" text:outline-level="2">Cap. IX. </text:h>
      <text:p text:style-name="P10">De biliosis autem fluxionibus deinceps<text:line-break/>disserendum Vicit enim haud sitio qua ratione medico-<text:line-break/>rum confuetudo , sive bilem simpliciter sive biliosum hu-<text:line-break/>morem nominemus, inaudi<text:span text:style-name="Default_20_Paragraph_20_Font"><text:span text:style-name="T1">t</text:span></text:span>e nos pallidam et umerum , non<text:line-break/>. acidam et nigram, quandoquidem illam semper cum adje-<text:line-break/>ctione nominant, humoris appellationi colorem adjungen-<text:line-break/>tes. Quum igitur. blliqsus humo<text:span text:style-name="Default_20_Paragraph_20_Font"><text:span text:style-name="T1">r aliqu</text:span></text:span>o decubue<text:span text:style-name="Default_20_Paragraph_20_Font"><text:span text:style-name="T1">r</text:span></text:span>it, <text:span text:style-name="Default_20_Paragraph_20_Font"><text:span text:style-name="T7">sin</text:span></text:span>-<text:line-break/>. ceras quidem cutem exulcerat; qui vero aqueae saniei aut<text:line-break/>.. fangmni mixtus , minus est acris et magis partem in temo-<text:line-break/>rem attulit, quam exulcerat. Hoc itaque erysipelas ap-<text:line-break/>pellatur, alterum herpes. Procreantem vero humorem<text:line-break/>. affectuum tum color tum calor proditi Quum autem et<text:line-break/>rursus acris fluoris hic minus , ille magis talis existit, fci-<text:line-break/>endum, ex acriore herpetenf dlhiomenum i. .e. <text:span text:style-name="Default_20_Paragraph_20_Font"><text:span text:style-name="T1">depascentem<text:line-break/></text:span></text:span>-constitui, sic enim Hippocrates ipsum nominarit., ex altero<text:line-break/>alterum , cui et nounulli post Hippocratem miliaris nomen</text:p>
      <text:p text:style-name="P1">posuerunt, qu<text:span text:style-name="Default_20_Paragraph_20_Font"><text:span text:style-name="T1">o</text:span></text:span>d. miliis. similes eminentias .in cute pr<text:span text:style-name="Default_20_Paragraph_20_Font"><text:span text:style-name="T1">o</text:span></text:span>c<text:span text:style-name="Default_20_Paragraph_20_Font"><text:span text:style-name="T1">r</text:span></text:span>eet.<text:line-break/>Milli ve<text:span text:style-name="Default_20_Paragraph_20_Font"><text:span text:style-name="T1">ro</text:span></text:span> talis fluo<text:span text:style-name="Default_20_Paragraph_20_Font"><text:span text:style-name="T1">r</text:span></text:span> pituitae c<text:span text:style-name="Default_20_Paragraph_20_Font"><text:span text:style-name="T1">o</text:span></text:span>mmixtus; alter vero exactae<text:line-break/>bilis esse ridetur; ide<text:span text:style-name="Default_20_Paragraph_20_Font"><text:span text:style-name="T1">o</text:span></text:span>que cum er<text:span text:style-name="Default_20_Paragraph_20_Font"><text:span text:style-name="T1">ofio</text:span></text:span>ne accidit, affectu cutis<text:line-break/>continuitatem semper prehendentem unde n<text:span text:style-name="Default_20_Paragraph_20_Font"><text:span text:style-name="T1">o</text:span></text:span>men quoque<text:line-break/>sortitus est. Si ver<text:span text:style-name="Default_20_Paragraph_20_Font"><text:span text:style-name="T1">o</text:span></text:span>- fanguis aequaliter bili sit permixtus,<text:line-break/>in utriusque medio, inflammationis et prysipelatis , specie<text:line-break/>et natu<text:span text:style-name="Default_20_Paragraph_20_Font"><text:span text:style-name="T1">r</text:span></text:span>a hic assectus esu At si alter multum exuperet, ali<text:line-break/>exuperante assectus nomen est ; p<text:span text:style-name="Default_20_Paragraph_20_Font"><text:span text:style-name="T1">r</text:span></text:span>aedicatur vero quod ei<text:line-break/>mixtum esu Erysipelas quidem phlegmon<text:span text:style-name="Default_20_Paragraph_20_Font"><text:span text:style-name="T1">o</text:span></text:span>des ob flavam<text:line-break/>bilem praepollentem ; phlegmone ve<text:span text:style-name="Default_20_Paragraph_20_Font"><text:span text:style-name="T1">r</text:span></text:span>o e<text:span text:style-name="Default_20_Paragraph_20_Font"><text:span text:style-name="T1">r</text:span></text:span>ysipelatodes Ian-<text:line-break/>guine superante dicitur. Jam vero aliarum mixtionum si-<text:line-break/>milis est interpretatio, phlegmone sci<text:span text:style-name="Default_20_Paragraph_20_Font"><text:span text:style-name="T1">r</text:span></text:span>rhodes et scirrhus<text:line-break/>phlegmonodes, -oedema phlegmon<text:span text:style-name="Default_20_Paragraph_20_Font"><text:span text:style-name="T1">o</text:span></text:span>des- et phlegmone <text:span text:style-name="Default_20_Paragraph_20_Font"><text:span text:style-name="T1">c</text:span></text:span>ede-<text:line-break/>matodes. Etenim quatuor hi assectus assidue ex humorum<text:line-break/>fluxione generantur, erysipelas, oedema, phlegm<text:span text:style-name="Default_20_Paragraph_20_Font"><text:span text:style-name="T1">o</text:span></text:span>ne et<text:line-break/>scirrhus. Erysipelas igitu<text:span text:style-name="Default_20_Paragraph_20_Font"><text:span text:style-name="T1">r, </text:span></text:span>bili<text:span text:style-name="Default_20_Paragraph_20_Font"><text:span text:style-name="T1">o</text:span></text:span>sa fluxi<text:span text:style-name="Default_20_Paragraph_20_Font"><text:span text:style-name="T1">o</text:span></text:span>ne, ut dictum<text:line-break/>est, exuperante; phlegmone, sanguinea; <text:span text:style-name="Default_20_Paragraph_20_Font"><text:span text:style-name="T1">o</text:span></text:span>edema, pituita</text:p>
      <text:p text:style-name="P4">consiste<text:span text:style-name="Default_20_Paragraph_20_Font"><text:span text:style-name="T1">n</text:span></text:span>tia tenui ; quemadm<text:span text:style-name="Default_20_Paragraph_20_Font"><text:span text:style-name="T1">o</text:span></text:span>dum ex crassa lentaque una<text:line-break/>scirrhorunr species; nam alteram limus sanguinis efficit.<text:line-break/>Atque haec certe duplex est ; altera quidem species, quam<text:line-break/>atram Hippocrates n<text:span text:style-name="Default_20_Paragraph_20_Font"><text:span text:style-name="T1">o</text:span></text:span>minat; altera vero similiter atra est,<text:line-break/>fed p<text:span text:style-name="Default_20_Paragraph_20_Font"><text:span text:style-name="T1">r</text:span></text:span>opriam appellationem obtinet, nominatur etenim atra<text:line-break/>bilis. Hujus quidem cancri suboles sunt p alterius vero ui-<text:line-break/>grae una quaedam scirrhorum species. Verum posterior<text:line-break/>a pituit<text:span text:style-name="Default_20_Paragraph_20_Font"><text:span text:style-name="T1">o</text:span></text:span>sa colore distinguitur. Utrisque communia sunt<text:line-break/>major quam secundum naturam deceat tumor, tum doloris<text:line-break/>expers tum durus. . Atque amborum generatio - mterduin<text:line-break/>a principio , nonnunquam ex permutatione aut i<text:span text:style-name="Default_20_Paragraph_20_Font"><text:span text:style-name="T1">n</text:span></text:span>flamma-<text:line-break/>tionis, aut eryfipelatis, aut oedematis, quum immoderatius .<text:line-break/>refrigerata sint.</text:p>
      <text:h text:style-name="Heading_20_2" text:outline-level="2">t Cap.X. </text:h>
      <text:p text:style-name="P10">Vicina scirrhis funi quae ecchymomata et</text:p>
      <text:p text:style-name="P5"><text:s/>melasmata vocantur, maxime renibus ex venis contusis ac-<text:line-break/>cidentia. Sunt autem horum quaedam; ut diximus, nigra,<text:line-break/>et haec senibus potissimum leves ob causas oriuntur.- Quae-<text:line-break/>dam inter rubrum et nigrum consistunt, quos -livores voti-</text:p>
      <text:p text:style-name="P6">tanti Sed hi omnes tumores sanguine ex venis effuso pro,<text:line-break/>veniunt; interdum. ob tunicas contusas,. interdum in extre-<text:line-break/>mis re<text:span text:style-name="Default_20_Paragraph_20_Font"><text:span text:style-name="T1">s</text:span></text:span>eratas.</text:p>
      <text:h text:style-name="Heading_20_2" text:outline-level="2">al ap. XI. </text:h>
      <text:p text:style-name="P10">At vero arteriae adapertae affectus aneu-<text:line-break/>rysma vocatur; fit autem quum ipsius vulneratae eircum-<text:line-break/>pofita cutis ad cicatricem quidem pervenit, manet autem<text:line-break/>vulnus, arteria nec coeunte, nec conglutinata, nec carne<text:line-break/>obstructa. Dignoscuntur sane .hujusmodi pathemata pulfi-<text:line-break/>bus quos edunt arteriae, verum quum etiam comprimuntur,<text:line-break/>tumor omnis delitescit, substantia, quae ipsum efficit, in<text:line-break/>arterias recurrente ; quam alibi ostendimus tenuem et sta-<text:line-break/>vum esse sanguinem quempiam, una cum spiritu tenui et.<text:line-break/>copioso permixtum; hic vero fanguis longe calidior est eo,<text:line-break/>qui in venis continetur, et vulnerato aneurysmate erumpit,<text:line-break/>ut vix sisti possit. Caeterum in .oedematis materia premen-<text:line-break/>tibus cedit digitis , et pars in fossulam cavatur , at nec pul-<text:line-break/>fuf in hac affectione .est, sed color albidior ; etoedema multo</text:p>
      <text:p text:style-name="P2">satius majusque est aneurysmate , nisi quum grumus quis-<text:line-break/>piam innatus ex aneurysmate sphacelum gignat. Voco sic<text:line-break/>omnem solidarum partium corruptelam, ut etiam ossibus in-<text:line-break/>cidat; nedum carnibus aut valis. Gangraena vero folido-<text:line-break/>rum. corporum mortificatio ipsa est, sed neque ossibus ad-<text:line-break/>venit, et magnas inflammationes comitatur, species una<text:line-break/>sphaceli existens, sed proprium nomen et singulare praeter<text:line-break/>commune sortita. - Haec igitur satis distincta sunt; reliquum<text:line-break/>jam tempus postulat, ut de melanch<text:span text:style-name="Default_20_Paragraph_20_Font"><text:span text:style-name="T1">o</text:span></text:span>licis fluxi<text:span text:style-name="Default_20_Paragraph_20_Font"><text:span text:style-name="T1">o</text:span></text:span>nibus verba<text:line-break/>faciamus.</text:p>
      <text:h text:style-name="Heading_20_2" text:outline-level="2">Cap. XII. </text:h>
      <text:p text:style-name="P10">Quum vero atra bilis in carnem decumae- ,<text:line-break/>rit, mordax quidem cutem circumpositam erodit et ulcus<text:line-break/>efficit; moderatior autem cancrum sine ulceratione molitur.<text:line-break/>Dictum est antea, venas ab eo magis quam ab inflammatio-<text:line-break/>ilibus in tumorem attolli, et qualis species ipsarum coloris<text:line-break/>fit. Non solum autem cancrosam ulcus, verum etiam. alia<text:line-break/>pleraque cum tumoribus corporum ea continentium coniti-</text:p>
      <text:p text:style-name="P2">tuuntur, omnia pravi humoris soboles, aut biliosi cujus-<text:line-break/>dam , aut melancholici , aut alias utcunque vi<text:span text:style-name="Default_20_Paragraph_20_Font"><text:span text:style-name="T1">r</text:span></text:span>ulenti ac ri-<text:line-break/>tiosi ex majore corruptela ortum adepti.</text:p>
      <text:h text:style-name="Heading_20_2" text:outline-level="2">Cap. XIll. </text:h>
      <text:p text:style-name="P10">Quae vero ex ipsis depascuntur. et ciri.<text:line-break/>cumpofitas laedunt peries, sanum corpus ambiens erodentia,<text:line-break/>haec universa phagedaeuica nominantur. Quae in ambobus<text:line-break/>consistunt, ulcere et tumore ambiente, phagedaenam appel-<text:line-break/>lant. Depascitur quidem et herpes vicina erodens, verum;<text:line-break/>siolius cutis est exulceratio; plragedaena ve<text:span text:style-name="Default_20_Paragraph_20_Font"><text:span text:style-name="T1">r</text:span></text:span>o cum cute etiam<text:line-break/>subjecta attingit Chirouia vero et Telephia ulce<text:span text:style-name="Default_20_Paragraph_20_Font"><text:span text:style-name="T1">r</text:span></text:span>a voca<text:span text:style-name="Default_20_Paragraph_20_Font"><text:span text:style-name="T1">r</text:span></text:span>e<text:line-break/>supervacuum est. Sufficit enim. omnia communi vocabulo<text:line-break/>cacoethe i. e. maligna nuncupare. Ad haec plora et lepra.<text:line-break/>melancholici cutis solius assectus sunt; nam fi in venis et.<text:line-break/>cerne p<text:span text:style-name="Default_20_Paragraph_20_Font"><text:span text:style-name="T1">r</text:span></text:span>oveniunt, cancer appellatur.</text:p>
      <text:h text:style-name="Heading_20_2" text:outline-level="2">Cap. X1U . </text:h>
      <text:p text:style-name="P10">Elephas quoque melancholicus affectus<text:line-break/>est, ex sanguine melancholico primam ducens originem;<text:line-break/>tempore vero bilis atra sanguine copiosior redditur, ac tum<text:line-break/>tali morbo obnoxii graviter olent, et aspectu sunt molesti.<text:line-break/>Quibusdam ipsorum ulcera quoque accedunt. Hoc mali</text:p>
      <text:p text:style-name="P2">dum incipit, fatyriasmum vocant; quia satyris similes fa-<text:line-break/>cie redduntur. - Nonnulli osseas in temporibus eminentias<text:line-break/>sic nominant; fiunt quoque in caeteris partibus tales ossium,<text:line-break/>eminentiae , quas nonnulli exostofes vocitant; quemadmo-<text:line-break/>dum et pudendorum tentiones praeter naturam non re-,<text:line-break/>mittentes. quidam fatyriasmum, quidam priapismum ap-<text:line-break/>pellant.</text:p>
      <text:h text:style-name="Heading_20_2" text:outline-level="2">Cap. XU </text:h>
      <text:p text:style-name="P10">Est et achor parvum in cute capitis uI-<text:line-break/>ens; conieceris ipsimi pituitae falsae et nitrosae sobolem esse.<text:line-break/>Effluit igitur ex eo fames quaedam, nun omnino aquosa.<text:line-break/>neque jam crassa, ut mel, quemadmodumin favis appella-<text:line-break/>tis. Nam et haec cum tumore quodam et foraminibus plo.-.<text:line-break/>rimis eveniunt, humore melleo essiuente. .. Parvus horum<text:line-break/>quoque tumor est, fed non adeo, ut ach<text:span text:style-name="Default_20_Paragraph_20_Font"><text:span text:style-name="T1">a</text:span></text:span>ris. Insuper his<text:line-break/>minores praeter naturam tumores in cutenafcuntur, myr-<text:line-break/>mecrae,- acrochordones, pfydraces et epinyctides, affectus<text:line-break/>omnibus cogniti.. n. Notus non minime et furunculus est,</text:p>
      <text:p text:style-name="P2">mitis fune, quom in ipsit cute sola consistit; malignus aulum,<text:line-break/>quum magis ab. alto exurgit; nam fic tuberculo similis est,<text:line-break/>differt tamen a tuberculo sula duritie ejusmodi dothien; am-<text:line-break/>bo pblegmonodes affectus sunt. Tertius sus successit bubo,<text:line-break/>et quartus- quem panum nonnulli vocant,. calore simul et<text:line-break/>generationis celeritate ab aliis tuberculis distinguentes. Suus<text:line-break/>quoque qui in inguinibus etatis duntaxat oriri phygethla di-<text:line-break/>cant,. quaerunt glan stillarum inflammationes... Struma est,<text:line-break/>ubi hae partes scirrlmnr contraxerint, quemadmodum te-<text:line-break/>stium scirrhis morbi nomen farcocelen I. e. carneum rami-.<text:line-break/>ceor imposuerunt; ut; quum humor aqueus in testium tu-<text:line-break/>utris acervatur,- hydrocelen v<text:span text:style-name="Default_20_Paragraph_20_Font"><text:span text:style-name="T1">o</text:span></text:span>citant, et epiplocelen, et<text:line-break/>enlerocelen., ad haec compositum ex ambabus vocabulum<text:line-break/>magis quam convenitimplexum , enteroepipl<text:span text:style-name="Default_20_Paragraph_20_Font"><text:span text:style-name="T1">o</text:span></text:span>celen, recen-<text:line-break/>tlorum medicorum est, qui unive<text:span text:style-name="Default_20_Paragraph_20_Font"><text:span text:style-name="T1">r</text:span></text:span>sos testium tumores <text:span text:style-name="Default_20_Paragraph_20_Font"><text:span text:style-name="T9">κήλας</text:span></text:span><text:span text:style-name="Default_20_Paragraph_20_Font"><text:span text:style-name="T10"><text:line-break/></text:span></text:span>I.. e. ramices appellant, per <text:span text:style-name="Default_20_Paragraph_20_Font"><text:span text:style-name="T9">η</text:span></text:span><text:span text:style-name="Default_20_Paragraph_20_Font"><text:span text:style-name="T4"> </text:span></text:span>elementum prima syllaba,<text:line-break/>uonper a,. ut ab.Athenienfibus, prolata. Quemadmodum</text:p>
      <text:p text:style-name="P2">vero unumqu<text:span text:style-name="Default_20_Paragraph_20_Font"><text:span text:style-name="T1">o</text:span></text:span>dque praedictorum nominum partis morbum<text:line-break/>indicat, de qua dicitur; ita quoque cirsocele recentius no-<text:line-break/>men m<text:span text:style-name="Default_20_Paragraph_20_Font"><text:span text:style-name="T1">o</text:span></text:span>rbum istius notat, de quo prolatum esu</text:p>
      <text:h text:style-name="Heading_20_2" text:outline-level="2">Cap. XVI. </text:h>
      <text:p text:style-name="P10">Atqui omnes reliquas venas , quae dila-<text:line-break/>tantur, elisus i. e. <text:span text:style-name="Default_20_Paragraph_20_Font"><text:span text:style-name="T1">varice</text:span></text:span>s antiqui nominant; medici re-<text:line-break/>centiores cirsos et has vocant , elementum i post <text:span text:style-name="Default_20_Paragraph_20_Font"><text:span text:style-name="T9">κ</text:span></text:span><text:span text:style-name="Default_20_Paragraph_20_Font"><text:span text:style-name="T10"> </text:span></text:span>literam<text:line-break/>ponentes, n<text:span text:style-name="Default_20_Paragraph_20_Font"><text:span text:style-name="T1">o</text:span></text:span>n quemadmodum Athenienses ; pr<text:span text:style-name="Default_20_Paragraph_20_Font"><text:span text:style-name="T1">o</text:span></text:span>veniunt va—<text:line-break/>rices et in cruribus <text:span text:style-name="Default_20_Paragraph_20_Font"><text:span text:style-name="T1">o</text:span></text:span>b imbecillitatem earum, quae illic- sunt,<text:line-break/>venarum , et magis quum sanguis crassius in c<text:span text:style-name="Default_20_Paragraph_20_Font"><text:span text:style-name="T1">o</text:span></text:span>rpore exube-<text:line-break/>rat. At peritonaeo vulnerato vel rupto , deinde non coa-<text:line-break/>lescente, mollis tumor sedem illam occupat; fi in inguine<text:line-break/>fiat, bubonocelen vocant; si in unrbilico is accidat, eo asse<text:line-break/>fectos medicorum nonnulli exomphalos appellant. At:<text:line-break/>nullus ex his affectibus solius peritunaei est, verum aponeu-<text:line-break/>rosin quoque musculi affici oportet, quam in anatomicis ad-<text:line-break/>ministrationibus, qualisnam fit, indicavimus. Igitur -hi:af-<text:line-break/>fectus transversorum musculorum sunt; in inguinevero<text:line-break/>ramices obliquorum , vel rupta , vel dilatata ea in regione</text:p>
      <text:p text:style-name="P2">eorum aponeurosi simul cum peritonaeo tunica. Fiunt et<text:line-break/>alii harum sedium tumores propter subjectum aliquod viscus<text:line-break/>lu altum sese attollens. Affectiones autem, quae ipsorum<text:line-break/>tumores concitant, dictae sunt; inflammationes enim sunt,<text:line-break/>fcirrhi, abscessus, atque sus similes. In hydropicis autem<text:line-break/>eo in loco copia coacervatur, aquosa in estatis; flatulenta<text:line-break/>in tympanicis ; pituitosa in anasarca et leuco phlegmatis.</text:p>
      <text:h text:style-name="Heading_20_2" text:outline-level="2">Cap. XVII.. </text:h>
      <text:p text:style-name="P10">Jam vero alii tumores pr<text:span text:style-name="Default_20_Paragraph_20_Font"><text:span text:style-name="T1">o</text:span></text:span>pria nomina<text:line-break/>adepti sunt, nihil eximium obtinentes , cuiusmodi epulides,<text:line-break/>parulides , thymi et ejusmodi caeteri carnosi surculi sunt ;<text:line-break/>velut rursus uvae , paristhmia, tonsillae, aliud nihil prae-<text:line-break/>terquam inflammationes existentes ; uvae quidem gurgulio-<text:line-break/>rus; tonsillae glandularum, quae in faucium principio libi<text:line-break/>invicem opponuntur; quemadmodum.paristhmia corporum,<text:line-break/>quae in ipsis fantibus consistunt. Hippocrates autem vide-<text:line-break/>tur non omnem inflammationem faucium uvam appellare,<text:line-break/>sed unam solam speciem, lu qua terminus gurgulionis acino</text:p>
      <text:p text:style-name="P7">uvae similis existit. Verum et polypi vel ex inflammatio-<text:line-break/>ne, veI tuberculo, vel excrescentia quadam, vel quomodo-<text:line-break/>cunque aliquis nominare voluerit, in naribus consistente<text:line-break/>generantur; phlegmouodes vero sunt et humidi ob loci<text:line-break/>naturam. Sic encanthis insta tumor aliquis praeter naturam<text:line-break/>in magnis oculorum angulis oritur, <text:span text:style-name="Default_20_Paragraph_20_Font"><text:span text:style-name="T1">P</text:span></text:span>on .est autem toto ge-<text:line-break/>nere praeter naturam, fed sola magnitudine. Pterygion<text:line-break/>membrana oculis extrinsecus adnata est, quae a periostio<text:line-break/>ambiente delata, ad iridis coronam pervenit. Staphylomata<text:line-break/>vero quae vocantur , usia solo situ , alia affectione praeter<text:line-break/>naturam sunt. Dictum est alibi de omnibus hujusmodi af-<text:line-break/>fectibus , qui in oculis cousistunt. Opportunum itaque jam<text:line-break/>est lue sermonem finire, quum nulla supersit adhuc tumo-<text:line-break/>rum praeter naturam species, quae commemorata non<text:line-break/>fuer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32:00Z</meta:creation-date>
    <dc:date>2023-01-12T09:35:31.588000000</dc:date>
    <meta:editing-cycles>3</meta:editing-cycles>
    <meta:editing-duration>PT2M49S</meta:editing-duration>
    <meta:document-statistic meta:table-count="0" meta:image-count="0" meta:object-count="0" meta:page-count="28" meta:paragraph-count="62" meta:word-count="3892" meta:character-count="27071" meta:non-whitespace-character-count="23223"/>
    <meta:template xlink:type="simple" xlink:actuate="onRequest" xlink:title="" xlink:href="Normal.dotm"/>
  </office:meta>
</office:document-meta>
</file>